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5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standard">
      <style:graphic-properties svg:stroke-color="#ffff38" draw:fill-color="#999999" draw:textarea-horizontal-align="justify" draw:textarea-vertical-align="middle" draw:auto-grow-height="false" fo:min-height="0.25cm" fo:min-width="0.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4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3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-color="#999999"/>
      <style:paragraph-properties fo:text-align="center" style:writing-mode="lr-tb"/>
      <style:text-properties fo:font-size="10pt"/>
    </style:style>
    <style:style style:name="P4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6.1cm" svg:height="3.4cm" svg:x="7cm" svg:y="9.8cm">
          <text:p text:style-name="P1">Transportes correria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1cm" svg:height="1.3cm" svg:x="8cm" svg:y="1.7cm">
          <text:p text:style-name="P1">Passageiro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4cm" svg:height="1.2cm" svg:x="1.2cm" svg:y="15.6cm">
          <text:p text:style-name="P1">API Google Map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5cm" svg:height="1cm" svg:x="7.9cm" svg:y="15.6cm">
          <text:p text:style-name="P1">API WSDenatran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1.4cm" svg:height="0.5cm" svg:x="11.7cm" svg:y="12.7cm">
          <text:p text:style-name="P2"><text:span text:style-name="T1">ACL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2.4cm" svg:y1="13.2cm" svg:x2="3.9cm" svg:y2="15.6cm" draw:start-shape="id1" draw:start-glue-point="2" draw:end-shape="id2" draw:end-glue-point="0" svg:d="M12400 13200v1200h-8500v1200" svg:viewBox="0 0 8501 2401">
          <text:p/>
        </draw:connector>
        <draw:connector draw:style-name="gr6" draw:text-style-name="P4" draw:layer="layout" svg:x1="12.4cm" svg:y1="13.2cm" svg:x2="10.65cm" svg:y2="15.6cm" draw:start-shape="id1" draw:start-glue-point="2" draw:end-shape="id3" draw:end-glue-point="0" svg:d="M12400 13200v1200h-1750v1200" svg:viewBox="0 0 1751 2401">
          <text:p/>
        </draw:connector>
        <draw:custom-shape draw:style-name="gr7" draw:text-style-name="P1" xml:id="id8" draw:id="id8" draw:layer="layout" svg:width="5.5cm" svg:height="1.6cm" svg:x="14.2cm" svg:y="7.7cm">
          <text:p text:style-name="P1">Prestador Serviço</text:p>
          <text:p text:style-name="P1">Pessoas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5.4cm" svg:height="1.6cm" svg:x="14.1cm" svg:y="4.3cm">
          <text:p text:style-name="P1">Prestador Serviço</text:p>
          <text:p text:style-name="P1">Encomendas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.2cm" svg:height="1.6cm" svg:x="1.7cm" svg:y="4.3cm">
          <text:p text:style-name="P1">Remetente</text:p>
          <text:p text:style-name="P1">Encomenda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4.2cm" svg:height="1.5cm" svg:x="1.5cm" svg:y="7.8cm">
          <text:p text:style-name="P1">Recebedor</text:p>
          <text:p text:style-name="P1">Encomenda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5.3cm" svg:height="1cm" svg:x="14.2cm" svg:y="15.6cm">
          <text:p text:style-name="P1">API Pagamento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2.4cm" svg:y1="13.2cm" svg:x2="16.85cm" svg:y2="15.6cm" draw:start-shape="id1" draw:start-glue-point="2" draw:end-shape="id4" draw:end-glue-point="0" svg:d="M12400 13200v1200h4450v1200" svg:viewBox="0 0 4451 2401">
          <text:p/>
        </draw:connector>
        <draw:connector draw:style-name="gr6" draw:text-style-name="P4" draw:layer="layout" svg:x1="7cm" svg:y1="11.5cm" svg:x2="3.6cm" svg:y2="9.3cm" draw:start-shape="id5" draw:start-glue-point="3" draw:end-shape="id6" draw:end-glue-point="2" svg:d="M7000 11500h-3400v-2200" svg:viewBox="0 0 3401 2201">
          <text:p/>
        </draw:connector>
        <draw:connector draw:style-name="gr6" draw:text-style-name="P4" draw:layer="layout" svg:x1="10.05cm" svg:y1="9.8cm" svg:x2="5.9cm" svg:y2="5.1cm" draw:start-shape="id5" draw:start-glue-point="0" draw:end-shape="id7" draw:end-glue-point="1" svg:d="M10050 9800v-4700h-4150" svg:viewBox="0 0 4151 4701">
          <text:p/>
        </draw:connector>
        <draw:connector draw:style-name="gr6" draw:text-style-name="P4" draw:layer="layout" svg:x1="13.1cm" svg:y1="11.5cm" svg:x2="16.95cm" svg:y2="9.3cm" draw:start-shape="id5" draw:start-glue-point="1" draw:end-shape="id8" draw:end-glue-point="2" svg:d="M13100 11500h3850v-2200" svg:viewBox="0 0 3851 2201">
          <text:p/>
        </draw:connector>
        <draw:connector draw:style-name="gr6" draw:text-style-name="P4" draw:layer="layout" svg:x1="10.05cm" svg:y1="9.8cm" svg:x2="14.1cm" svg:y2="5.1cm" draw:start-shape="id5" draw:end-shape="id9" draw:end-glue-point="3" svg:d="M10050 9800v-4700h4050" svg:viewBox="0 0 4051 4701">
          <text:p/>
        </draw:connector>
        <draw:connector draw:style-name="gr6" draw:text-style-name="P4" draw:layer="layout" svg:x1="10.05cm" svg:y1="9.8cm" svg:x2="10.05cm" svg:y2="3cm" draw:start-shape="id5" draw:end-shape="id10" draw:end-glue-point="2" svg:d="M10050 9800v-6800" svg:viewBox="0 0 1 6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22:05:04.153956614</meta:creation-date>
    <dc:date>2023-09-17T10:07:44.594473582</dc:date>
    <meta:editing-duration>PT5M42S</meta:editing-duration>
    <meta:editing-cycles>4</meta:editing-cycles>
    <meta:generator>LibreOffice/7.3.7.2$Linux_X86_64 LibreOffice_project/30$Build-2</meta:generator>
    <meta:document-statistic meta:object-count="18"/>
  </office:meta>
</office:document-meta>
</file>